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Liberation Sans1" svg:font-family="'Liberation Sans'" style:font-pitch="variable"/>
    <style:font-face style:name="Ubuntu Mono1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121212" draw:textarea-horizontal-align="justify" draw:textarea-vertical-align="middle" draw:auto-grow-height="false" fo:min-height="16.08cm" fo:min-width="23.9cm"/>
    </style:style>
    <style:style style:name="gr2" style:family="graphic" style:parent-style-name="standard">
      <style:graphic-properties draw:stroke="none" svg:stroke-color="#000000" draw:fill="none" draw:fill-color="#ffffff" fo:min-height="3.48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7.25cm"/>
      <style:paragraph-properties style:writing-mode="lr-tb"/>
    </style:style>
    <style:style style:name="P1" style:family="paragraph">
      <loext:graphic-properties draw:fill-color="#121212"/>
      <style:paragraph-properties fo:text-align="center"/>
    </style:style>
    <style:style style:name="P2" style:family="paragraph">
      <style:paragraph-properties fo:text-align="start"/>
      <style:text-properties fo:color="#ffffff" style:font-name="Ubuntu Mono" fo:font-weight="bold"/>
    </style:style>
    <style:style style:name="P3" style:family="paragraph">
      <loext:graphic-properties draw:fill="none" draw:fill-color="#ffffff"/>
      <style:paragraph-properties fo:text-align="start"/>
      <style:text-properties fo:color="#ffffff" style:font-name="Ubuntu Mono" fo:font-size="2.90000009536743pt" fo:font-weight="bold" style:font-size-asian="2.90000009536743pt" style:font-size-complex="2.90000009536743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color="#ffffff" style:font-name="Ubuntu Mono" fo:font-size="10.5pt" fo:font-weight="bold" style:font-size-asian="10.5pt" style:font-size-complex="10.5pt"/>
    </style:style>
    <style:style style:name="T2" style:family="text">
      <style:text-properties fo:color="#ffffff" style:font-name="Ubuntu Mono" fo:font-size="20pt" fo:font-weight="bold" style:font-size-asian="20pt" style:font-size-complex="20pt"/>
    </style:style>
    <style:style style:name="T3" style:family="text">
      <style:text-properties fo:color="#ffffff" style:font-name="Ubuntu Mono" fo:font-size="15pt" fo:font-weight="bold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4.4cm" svg:height="16.33cm" svg:x="1.77cm" svg:y="2.6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19.4cm" svg:height="3.733cm" svg:x="4.27cm" svg:y="12.729cm">
            <draw:text-box>
              <text:p text:style-name="P2"><text:span text:style-name="T1"><text:s text:c="101"/></text:span></text:p>
              <text:p text:style-name="P2"><text:span text:style-name="T1"><text:s text:c="9"/></text:span><text:span text:style-name="T1">88 <text:s text:c="22"/>88 <text:s text:c="20"/>88 <text:s text:c="31"/>88 <text:s text:c="8"/></text:span></text:p>
              <text:p text:style-name="P2"><text:span text:style-name="T1"><text:s text:c="9"/></text:span><text:span text:style-name="T1">88 <text:s text:c="22"/>88 <text:s text:c="20"/>88 <text:s text:c="31"/>88 <text:s text:c="8"/></text:span></text:p>
              <text:p text:style-name="P2"><text:span text:style-name="T1"><text:s text:c="9"/></text:span><text:span text:style-name="T1">88 <text:s text:c="22"/>88 <text:s text:c="20"/>88 <text:s text:c="31"/>88 <text:s text:c="8"/></text:span></text:p>
              <text:p text:style-name="P2"><text:span text:style-name="T1"><text:s/></text:span><text:span text:style-name="T1">,adPPYb,88 ,adPPYYba, 8b,dPPYba, 88 <text:s text:c="2"/>,d8 <text:s text:c="4"/>,adPPYba, 88,dPPYba, <text:s/>,adPPYYba, 8b,dPPYba, 88 <text:s text:c="2"/>,d8 <text:s text:c="2"/></text:span></text:p>
              <text:p text:style-name="P2"><text:span text:style-name="T1">a8" <text:s text:c="3"/>`Y88 "" <text:s text:c="4"/>`Y8 88P' <text:s text:c="2"/>"Y8 88 ,a8" <text:s text:c="5"/>I8[ <text:s text:c="3"/>"" 88P' <text:s text:c="3"/>"8a "" <text:s text:c="4"/>`Y8 88P' <text:s text:c="2"/>"Y8 88 ,a8" <text:s text:c="3"/></text:span></text:p>
              <text:p text:style-name="P2"><text:span text:style-name="T1">8b <text:s text:c="6"/>88 ,adPPPPP88 88 <text:s text:c="8"/>8888[ <text:s text:c="8"/>`"Y8ba, <text:s/>88 <text:s text:c="6"/>88 ,adPPPPP88 88 <text:s text:c="8"/>8888[ <text:s text:c="5"/></text:span></text:p>
              <text:p text:style-name="P2"><text:span text:style-name="T1">"8a, <text:s text:c="2"/>,d88 88, <text:s text:c="3"/>,88 88 <text:s text:c="8"/>88`"Yba, <text:s text:c="4"/>aa <text:s text:c="3"/>]8I 88 <text:s text:c="6"/>88 88, <text:s text:c="3"/>,88 88 <text:s text:c="8"/>88`"Yba, <text:s text:c="2"/></text:span></text:p>
              <text:p text:style-name="P2"><text:span text:style-name="T1"><text:s/></text:span><text:span text:style-name="T1">`"8bbdP"Y8 `"8bbdP"Y8 88 <text:s text:c="8"/>88 <text:s text:c="2"/>`Y8a <text:s text:c="3"/>`"YbbdP"' 88 <text:s text:c="6"/>88 `"8bbdP"Y8 88 <text:s text:c="8"/>88 <text:s text:c="2"/>`Y8a <text:s/></text:span></text:p>
            </draw:text-box>
          </draw:frame>
          <draw:frame draw:style-name="gr3" draw:text-style-name="P5" draw:layer="layout" svg:width="16.8cm" svg:height="7.5cm" svg:x="5.57cm" svg:y="5.129cm">
            <draw:text-box>
              <text:p><text:span text:style-name="T2"/></text:p>
              <text:p text:style-name="P4"><text:span text:style-name="T3"><text:s text:c="16"/></text:span><text:span text:style-name="T3">^`. <text:s text:c="20"/>o</text:span></text:p>
              <text:p text:style-name="P4"><text:span text:style-name="T3">^_ <text:s text:c="13"/>\ <text:s/>\ <text:s text:c="17"/>o <text:s/>o</text:span></text:p>
              <text:p text:style-name="P4"><text:span text:style-name="T3">\ \ <text:s text:c="12"/>{ <text:s text:c="2"/>\ <text:s text:c="16"/>o <text:s/></text:span></text:p>
              <text:p text:style-name="P4"><text:span text:style-name="T3">{ <text:s/>\ <text:s text:c="10"/>/ <text:s text:c="4"/>`~~~--__ <text:s text:c="10"/>o</text:span></text:p>
              <text:p text:style-name="P4"><text:span text:style-name="T3">{ <text:s text:c="2"/>\___----~~' <text:s text:c="13"/>`~~-_ <text:s text:c="4"/>______ <text:s text:c="9"/>_____</text:span></text:p>
              <text:p text:style-name="P4"><text:span text:style-name="T3"><text:s/></text:span><text:span text:style-name="T3">\ <text:s text:c="24"/>/// 0 <text:s/>`~._(_||___)________/___</text:span></text:p>
              <text:p text:style-name="P4"><text:span text:style-name="T3"><text:s/></text:span><text:span text:style-name="T3">/ /~~~~-, ,__. <text:s text:c="3"/>, <text:s text:c="5"/>/// <text:s/>__,,,,) <text:s text:c="5"/>| <text:s/>______/ <text:s text:c="3"/>\</text:span></text:p>
              <text:p text:style-name="P4"><text:span text:style-name="T3"><text:s/></text:span><text:span text:style-name="T3">\/ <text:s text:c="5"/>\/ <text:s text:c="3"/>`~~~; <text:s text:c="2"/>,---~~-_`~= \ \------|-' <text:s text:c="11"/>\</text:span></text:p>
              <text:p text:style-name="P4"><text:span text:style-name="T3"><text:s text:c="18"/></text:span><text:span text:style-name="T3">/ <text:s text:c="2"/>/ <text:s text:c="11"/>/ /</text:span></text:p>
              <text:p text:style-name="P4"><text:span text:style-name="T3"><text:s text:c="17"/></text:span><text:span text:style-name="T3">'._.' <text:s text:c="10"/>_/_/</text:span></text:p>
              <text:p text:style-name="P4"><text:span text:style-name="T3"><text:s text:c="33"/></text:span><text:span text:style-name="T3">';|\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Liberation Sans1" svg:font-family="'Liberation Sans'" style:font-pitch="variable"/>
    <style:font-face style:name="Ubuntu Mono1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u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3T11:46:47.252801795</meta:creation-date>
    <dc:date>2021-02-13T12:10:05.420214765</dc:date>
    <meta:editing-duration>PT59S</meta:editing-duration>
    <meta:editing-cycles>1</meta:editing-cycles>
    <meta:document-statistic meta:object-count="4"/>
    <meta:generator>LibreOffice/6.4.6.2$Linux_X86_64 LibreOffice_project/40$Build-2</meta:generator>
  </office:meta>
</office:document-meta>
</file>